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0.562cm" fo:margin-left="0.328cm" fo:margin-right="6.11cm" table:align="margins" style:shadow="none"/>
    </style:style>
    <style:style style:name="表格1.A" style:family="table-column">
      <style:table-column-properties style:column-width="10.562cm" style:rel-column-width="5988*"/>
    </style:style>
    <style:style style:name="表格1.A1" style:family="table-cell">
      <style:table-cell-properties fo:padding="0.097cm" fo:border="0.002cm solid #ffffff"/>
    </style:style>
    <style:style style:name="表格2" style:family="table">
      <style:table-properties style:width="10.368cm" table:align="margins"/>
    </style:style>
    <style:style style:name="表格2.A" style:family="table-column">
      <style:table-column-properties style:column-width="5.184cm" style:rel-column-width="32767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text-properties fo:color="#000000" style:font-name-asian="ËÎÌå" style:font-size-asian="9pt"/>
    </style:style>
    <style:style style:name="P2" style:family="paragraph" style:parent-style-name="Text_20_body">
      <style:text-properties style:language-asian="zh" style:country-asian="CN"/>
    </style:style>
    <style:style style:name="P3" style:family="paragraph" style:parent-style-name="Table_20_Contents">
      <style:text-properties style:language-asian="zh" style:country-asian="CN"/>
    </style:style>
    <style:style style:name="P4" style:family="paragraph" style:parent-style-name="Table_20_Contents">
      <style:paragraph-properties fo:text-align="center" style:justify-single-word="false"/>
      <style:text-properties style:language-asian="zh" style:country-asian="CN"/>
    </style:style>
    <style:style style:name="P5" style:family="paragraph" style:parent-style-name="Table_20_Contents">
      <style:paragraph-properties fo:text-align="center" style:justify-single-word="false"/>
      <style:text-properties fo:font-size="10.5pt" fo:font-weight="bold" style:font-size-asian="10.5pt" style:language-asian="zh" style:country-asian="CN" style:font-weight-asian="bold" style:font-size-complex="10.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3">[[repeatIn(objects,'o')]]</text:p>
            <text:p text:style-name="P4">深圳市牧泰莱电路技术有限公司 </text:p>
            <text:p text:style-name="P5">SHENZHEN MULTILAYER PCB TECHNOLOGY CO.,LT</text:p>
            <text:p text:style-name="P5">合格标签/ QCPASS </text:p>
            <table:table table:name="表格2" table:style-name="表格2">
              <table:table-column table:style-name="表格2.A" table:number-columns-repeated="2"/>
              <table:table-row>
                <table:table-cell table:style-name="表格2.A1" office:value-type="string">
                  <text:p text:style-name="P3">客户代号：</text:p>
                  <text:p text:style-name="P3">Customer</text:p>
                </table:table-cell>
                <table:table-cell table:style-name="表格2.B1" office:value-type="string">
                  <text:p text:style-name="P3">档 案 号：</text:p>
                  <text:p text:style-name="P3">File No.</text:p>
                </table:table-cell>
              </table:table-row>
              <table:table-row>
                <table:table-cell table:style-name="表格2.A2" table:number-columns-spanned="2" office:value-type="string">
                  <text:p text:style-name="P3">零 件 号：</text:p>
                  <text:p text:style-name="P3">Part NO.</text:p>
                </table:table-cell>
                <table:covered-table-cell/>
              </table:table-row>
              <table:table-row>
                <table:table-cell table:style-name="表格2.A3" office:value-type="string">
                  <text:p text:style-name="P3">PCS尺寸：</text:p>
                  <text:p text:style-name="P3">Order No.</text:p>
                </table:table-cell>
                <table:table-cell table:style-name="表格2.A2" office:value-type="string">
                  <text:p text:style-name="P3">生产批次号：</text:p>
                  <text:p text:style-name="P3">Production No</text:p>
                </table:table-cell>
              </table:table-row>
              <table:table-row>
                <table:table-cell table:style-name="表格2.A3" office:value-type="string">
                  <text:p text:style-name="P3">物料编码：/</text:p>
                  <text:p text:style-name="P3">Order No.</text:p>
                </table:table-cell>
                <table:table-cell table:style-name="表格2.A2" office:value-type="string">
                  <text:p text:style-name="P3">数 量：</text:p>
                  <text:p text:style-name="P3">Q T Y.</text:p>
                </table:table-cell>
              </table:table-row>
              <table:table-row>
                <table:table-cell table:style-name="表格2.A3" office:value-type="string">
                  <text:p text:style-name="P3">检 验 员：</text:p>
                  <text:p text:style-name="P3">Inspector</text:p>
                </table:table-cell>
                <table:table-cell table:style-name="表格2.A2" office:value-type="string">
                  <text:p text:style-name="P3">日 期：</text:p>
                  <text:p text:style-name="P3">The Date</text:p>
                </table:table-cell>
              </table:table-row>
              <table:table-row>
                <table:table-cell table:style-name="表格2.A3" office:value-type="string">
                  <text:p text:style-name="P3">包 装 员：</text:p>
                  <text:p text:style-name="P3">packager</text:p>
                </table:table-cell>
                <table:table-cell table:style-name="表格2.A2" office:value-type="string">
                  <text:p text:style-name="P3">包装日期：</text:p>
                  <text:p text:style-name="P3">The Date</text:p>
                </table:table-cell>
              </table:table-row>
            </table:table>
            <text:p text:style-name="P2"/>
          </table:table-cell>
        </table:table-row>
      </table:table>
      <text:p text:style-name="P1"><text:bookmark-start text:name="__DdeLink__22_1666401792"/><text:bookmark-end text:name="__DdeLink__22_16664017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0T16:05:02.56</dc:date>
    <dc:creator>wang sheng wang</dc:creator>
    <meta:editing-duration>PT14M59S</meta:editing-duration>
    <meta:editing-cycles>4</meta:editing-cycles>
    <meta:generator>OpenOffice.org/3.3$Win32 OpenOffice.org_project/330m20$Build-9567</meta:generator>
    <meta:document-statistic meta:table-count="2" meta:image-count="0" meta:object-count="0" meta:page-count="1" meta:paragraph-count="26" meta:word-count="65" meta:character-count="248"/>
  </office:meta>
</office:document-meta>
</file>